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itter" officeooo:rsid="000d4505" officeooo:paragraph-rsid="000d4505"/>
    </style:style>
    <style:style style:name="P2" style:family="paragraph" style:parent-style-name="Standard">
      <style:text-properties style:font-name="Bitter" style:text-underline-style="solid" style:text-underline-width="auto" style:text-underline-color="font-color" fo:font-weight="bold" officeooo:rsid="000d4505" officeooo:paragraph-rsid="000d4505" style:font-weight-asian="bold" style:font-weight-complex="bold"/>
    </style:style>
    <style:style style:name="P3" style:family="paragraph" style:parent-style-name="Standard">
      <style:text-properties style:font-name="Bitter" style:text-underline-style="solid" style:text-underline-width="auto" style:text-underline-color="font-color" fo:font-weight="bold" officeooo:rsid="001a1309" officeooo:paragraph-rsid="001a1309" style:font-weight-asian="bold" style:font-weight-complex="bold"/>
    </style:style>
    <style:style style:name="P4" style:family="paragraph" style:parent-style-name="Standard">
      <style:text-properties style:font-name="Bitter" fo:font-style="italic" style:text-underline-style="none" fo:font-weight="normal" officeooo:rsid="000e4f69" officeooo:paragraph-rsid="000e4f69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Bitter" fo:font-style="italic" style:text-underline-style="none" fo:font-weight="normal" officeooo:rsid="001424d0" officeooo:paragraph-rsid="001424d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Bitter" fo:font-style="italic" style:text-underline-style="none" fo:font-weight="normal" officeooo:rsid="00181422" officeooo:paragraph-rsid="0018142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Bitter" fo:font-style="italic" style:text-underline-style="none" fo:font-weight="normal" officeooo:rsid="001a0f9e" officeooo:paragraph-rsid="001a0f9e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Bitter" fo:font-style="italic" style:text-underline-style="none" fo:font-weight="normal" officeooo:rsid="00240955" officeooo:paragraph-rsid="0024095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28b497" officeooo:paragraph-rsid="0028b497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Bitter" fo:font-style="italic" style:text-underline-style="none" fo:font-weight="normal" officeooo:rsid="002aecae" officeooo:paragraph-rsid="002aecae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2a78d5" officeooo:paragraph-rsid="0028b497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Bitter" fo:font-style="italic" style:text-underline-style="none" fo:font-weight="normal" officeooo:rsid="0030a4d5" officeooo:paragraph-rsid="0030a4d5" style:font-style-asian="italic" style:font-weight-asian="normal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5957b" officeooo:paragraph-rsid="0035957b" style:font-style-asian="italic" style:font-weight-asian="normal" style:font-style-complex="italic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67cbe" officeooo:paragraph-rsid="00367cbe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37cb37" officeooo:paragraph-rsid="0037cb37" style:font-style-asian="italic" style:font-weight-asian="normal" style:font-style-complex="italic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7cb37" officeooo:paragraph-rsid="0037cb37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Bitter" style:text-underline-style="none" fo:font-weight="bold" officeooo:rsid="000d4505" officeooo:paragraph-rsid="000d4505" style:font-weight-asian="bold" style:font-weight-complex="bold"/>
    </style:style>
    <style:style style:name="P19" style:family="paragraph" style:parent-style-name="Standard">
      <style:text-properties style:font-name="Bitter" fo:font-weight="normal" officeooo:rsid="000d4505" officeooo:paragraph-rsid="000d4505" style:font-weight-asian="normal" style:font-weight-complex="normal"/>
    </style:style>
    <style:style style:name="P20" style:family="paragraph" style:parent-style-name="Standard">
      <style:text-properties style:font-name="Bitter" fo:font-style="normal" style:text-underline-style="none" fo:font-weight="normal" officeooo:rsid="00181422" officeooo:paragraph-rsid="0018142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Bitter" fo:font-style="normal" style:text-underline-style="none" fo:font-weight="normal" officeooo:rsid="002357c3" officeooo:paragraph-rsid="002357c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itter" fo:font-style="normal" style:text-underline-style="none" fo:font-weight="normal" officeooo:rsid="00277777" officeooo:paragraph-rsid="00277777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67cbe" officeooo:paragraph-rsid="00367cb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Bitter" fo:font-style="normal" style:text-underline-style="none" fo:font-weight="bold" officeooo:rsid="00181422" officeooo:paragraph-rsid="001a1309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Bitter" fo:font-style="normal" style:text-underline-style="none" fo:font-weight="bold" officeooo:rsid="00181422" officeooo:paragraph-rsid="00181422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Bitter" fo:font-style="normal" style:text-underline-style="none" fo:font-weight="bold" officeooo:rsid="0028b497" officeooo:paragraph-rsid="0028b497" style:font-style-asian="normal" style:font-weight-asian="bold" style:font-style-complex="normal" style:font-weight-complex="bold"/>
    </style:style>
    <style:style style:name="P29" style:family="paragraph" style:parent-style-name="Standard" style:list-style-name="L1">
      <style:text-properties style:font-name="Bitter" style:text-underline-style="none" fo:font-weight="bold" officeooo:rsid="001109af" officeooo:paragraph-rsid="001109af" style:font-weight-asian="bold" style:font-weight-complex="bold"/>
    </style:style>
    <style:style style:name="P30" style:family="paragraph" style:parent-style-name="Standard" style:list-style-name="L1">
      <style:text-properties style:font-name="Bitter" style:text-underline-style="none" fo:font-weight="bold" officeooo:rsid="00129257" officeooo:paragraph-rsid="00129257" style:font-weight-asian="bold" style:font-weight-complex="bold"/>
    </style:style>
    <style:style style:name="P31" style:family="paragraph" style:parent-style-name="Standard" style:list-style-name="L1">
      <style:text-properties style:font-name="Bitter" style:text-underline-style="none" fo:font-weight="bold" officeooo:rsid="001a1309" officeooo:paragraph-rsid="001a1309" style:font-weight-asian="bold" style:font-weight-complex="bold"/>
    </style:style>
    <style:style style:name="P32" style:family="paragraph" style:parent-style-name="Standard" style:list-style-name="L2">
      <style:text-properties style:font-name="Bitter" style:text-underline-style="none" fo:font-weight="bold" officeooo:rsid="001a1309" officeooo:paragraph-rsid="001a1309" style:font-weight-asian="bold" style:font-weight-complex="bold"/>
    </style:style>
    <style:style style:name="P33" style:family="paragraph" style:parent-style-name="Standard" style:list-style-name="L1">
      <style:text-properties style:font-name="Bitter" style:text-underline-style="none" fo:font-weight="bold" officeooo:rsid="00181422" officeooo:paragraph-rsid="00181422" style:font-weight-asian="bold" style:font-weight-complex="bold"/>
    </style:style>
    <style:style style:name="P34" style:family="paragraph" style:parent-style-name="Standard" style:list-style-name="L1">
      <style:text-properties style:font-name="Bitter" style:text-underline-style="none" fo:font-weight="bold" officeooo:rsid="001be31b" officeooo:paragraph-rsid="001be31b" style:font-weight-asian="bold" style:font-weight-complex="bold"/>
    </style:style>
    <style:style style:name="P35" style:family="paragraph" style:parent-style-name="Standard" style:list-style-name="L1">
      <style:text-properties style:font-name="Bitter" style:text-underline-style="none" fo:font-weight="bold" officeooo:rsid="0026ccee" officeooo:paragraph-rsid="0026ccee" style:font-weight-asian="bold" style:font-weight-complex="bold"/>
    </style:style>
    <style:style style:name="P36" style:family="paragraph" style:parent-style-name="Standard" style:list-style-name="L3">
      <style:text-properties style:font-name="Bitter" style:text-underline-style="none" fo:font-weight="bold" officeooo:rsid="000e4f69" officeooo:paragraph-rsid="000e4f69" style:font-weight-asian="bold" style:font-weight-complex="bold"/>
    </style:style>
    <style:style style:name="P37" style:family="paragraph" style:parent-style-name="Standard" style:list-style-name="L1">
      <style:text-properties style:font-name="Bitter" style:text-underline-style="none" fo:font-weight="normal" officeooo:rsid="001109af" officeooo:paragraph-rsid="001109af" style:font-weight-asian="normal" style:font-weight-complex="normal"/>
    </style:style>
    <style:style style:name="P38" style:family="paragraph" style:parent-style-name="Standard" style:list-style-name="L1">
      <style:text-properties style:font-name="Bitter" style:text-underline-style="none" fo:font-weight="normal" officeooo:rsid="00129257" officeooo:paragraph-rsid="00129257" style:font-weight-asian="normal" style:font-weight-complex="normal"/>
    </style:style>
    <style:style style:name="P39" style:family="paragraph" style:parent-style-name="Standard" style:list-style-name="L1">
      <style:text-properties style:font-name="Bitter" style:text-underline-style="none" fo:font-weight="normal" officeooo:rsid="001b0208" officeooo:paragraph-rsid="001b0208" style:font-weight-asian="normal" style:font-weight-complex="normal"/>
    </style:style>
    <style:style style:name="P40" style:family="paragraph" style:parent-style-name="Standard" style:list-style-name="L1">
      <style:text-properties style:font-name="Bitter" style:text-underline-style="none" fo:font-weight="normal" officeooo:rsid="003868ea" officeooo:paragraph-rsid="003868ea" style:font-weight-asian="normal" style:font-weight-complex="normal"/>
    </style:style>
    <style:style style:name="P41" style:family="paragraph" style:parent-style-name="Standard" style:list-style-name="L1">
      <style:text-properties style:font-name="Bitter" style:text-underline-style="none" fo:font-weight="normal" officeooo:rsid="00181422" officeooo:paragraph-rsid="00181422" style:font-weight-asian="normal" style:font-weight-complex="normal"/>
    </style:style>
    <style:style style:name="P42" style:family="paragraph" style:parent-style-name="Standard" style:list-style-name="L1">
      <style:text-properties style:font-name="Bitter" style:text-underline-style="none" fo:font-weight="normal" officeooo:rsid="001be31b" officeooo:paragraph-rsid="001be31b" style:font-weight-asian="normal" style:font-weight-complex="normal"/>
    </style:style>
    <style:style style:name="P43" style:family="paragraph" style:parent-style-name="Standard" style:list-style-name="L1">
      <style:text-properties style:font-name="Bitter" style:text-underline-style="none" fo:font-weight="normal" officeooo:rsid="0026ccee" officeooo:paragraph-rsid="0026ccee" style:font-weight-asian="normal" style:font-weight-complex="normal"/>
    </style:style>
    <style:style style:name="P44" style:family="paragraph" style:parent-style-name="Standard" style:list-style-name="L2">
      <style:text-properties style:font-name="Bitter" style:text-underline-style="none" fo:font-weight="normal" officeooo:rsid="001a1309" officeooo:paragraph-rsid="001a1309" style:font-weight-asian="normal" style:font-weight-complex="normal"/>
    </style:style>
    <style:style style:name="P45" style:family="paragraph" style:parent-style-name="Standard" style:list-style-name="L3">
      <style:text-properties style:font-name="Bitter" style:text-underline-style="none" fo:font-weight="normal" officeooo:rsid="000e4f69" officeooo:paragraph-rsid="000e4f69" style:font-weight-asian="normal" style:font-weight-complex="normal"/>
    </style:style>
    <style:style style:name="P46" style:family="paragraph" style:parent-style-name="Standard" style:list-style-name="L2">
      <style:text-properties style:font-name="Bitter" style:text-underline-style="none" fo:font-weight="normal" officeooo:rsid="0048487e" officeooo:paragraph-rsid="0048487e" style:font-weight-asian="normal" style:font-weight-complex="normal"/>
    </style:style>
    <style:style style:name="P47" style:family="paragraph" style:parent-style-name="Standard" style:list-style-name="L1">
      <style:text-properties style:font-name="Bitter" fo:font-style="italic" style:text-underline-style="none" fo:font-weight="normal" officeooo:rsid="00181422" officeooo:paragraph-rsid="00181422" style:font-style-asian="italic" style:font-weight-asian="normal" style:font-style-complex="italic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Bitter" fo:font-style="italic" style:text-underline-style="none" fo:font-weight="normal" officeooo:rsid="0028b497" officeooo:paragraph-rsid="0028b497" style:font-style-asian="italic" style:font-weight-asian="normal" style:font-style-complex="italic" style:font-weight-complex="normal"/>
    </style:style>
    <style:style style:name="P49" style:family="paragraph" style:parent-style-name="Standard" style:list-style-name="L1">
      <style:text-properties style:font-name="Bitter" fo:font-style="italic" style:text-underline-style="none" fo:font-weight="normal" officeooo:rsid="001be31b" officeooo:paragraph-rsid="001be31b" style:font-style-asian="italic" style:font-weight-asian="normal" style:font-style-complex="italic" style:font-weight-complex="normal"/>
    </style:style>
    <style:style style:name="P50" style:family="paragraph" style:parent-style-name="Standard" style:list-style-name="L1">
      <style:text-properties style:font-name="Bitter" fo:font-style="italic" style:text-underline-style="none" fo:font-weight="normal" officeooo:rsid="001cddc3" officeooo:paragraph-rsid="001cddc3" style:font-style-asian="italic" style:font-weight-asian="normal" style:font-style-complex="italic" style:font-weight-complex="normal"/>
    </style:style>
    <style:style style:name="P51" style:family="paragraph" style:parent-style-name="Standard" style:list-style-name="L2">
      <style:text-properties style:font-name="Bitter" fo:font-style="italic" style:text-underline-style="none" fo:font-weight="normal" officeooo:rsid="001cddc3" officeooo:paragraph-rsid="001cddc3" style:font-style-asian="italic" style:font-weight-asian="normal" style:font-style-complex="italic" style:font-weight-complex="normal"/>
    </style:style>
    <style:style style:name="P52" style:family="paragraph" style:parent-style-name="Standard" style:list-style-name="L1"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54" style:family="paragraph" style:parent-style-name="Standard" style:list-style-name="L2">
      <style:text-properties style:font-name="Bitter" fo:font-style="italic" style:text-underline-style="none" fo:font-weight="normal" officeooo:rsid="001a1309" officeooo:paragraph-rsid="001a1309" style:font-style-asian="italic" style:font-weight-asian="normal" style:font-style-complex="italic" style:font-weight-complex="normal"/>
    </style:style>
    <style:style style:name="P55" style:family="paragraph" style:parent-style-name="Standard" style:list-style-name="L4">
      <style:text-properties style:font-name="Bitter" fo:font-style="italic" style:text-underline-style="none" fo:font-weight="normal" officeooo:rsid="001a1309" officeooo:paragraph-rsid="001a1309" style:font-style-asian="italic" style:font-weight-asian="normal" style:font-style-complex="italic" style:font-weight-complex="normal"/>
    </style:style>
    <style:style style:name="P56" style:family="paragraph" style:parent-style-name="Standard" style:list-style-name="L2">
      <style:text-properties style:font-name="Bitter" fo:font-style="italic" style:text-underline-style="none" fo:font-weight="normal" officeooo:rsid="001e77e1" officeooo:paragraph-rsid="001e77e1" style:font-style-asian="italic" style:font-weight-asian="normal" style:font-style-complex="italic" style:font-weight-complex="normal"/>
    </style:style>
    <style:style style:name="P57" style:family="paragraph" style:parent-style-name="Standard" style:list-style-name="L4">
      <style:text-properties style:font-name="Bitter" fo:font-style="italic" style:text-underline-style="none" fo:font-weight="normal" officeooo:rsid="000d4505" officeooo:paragraph-rsid="000d4505" style:font-style-asian="italic" style:font-weight-asian="normal" style:font-style-complex="italic" style:font-weight-complex="normal"/>
    </style:style>
    <style:style style:name="P58" style:family="paragraph" style:parent-style-name="Standard" style:list-style-name="L4">
      <style:text-properties style:font-name="Bitter" fo:font-style="italic" style:text-underline-style="none" fo:font-weight="normal" officeooo:rsid="000fe1f7" officeooo:paragraph-rsid="000fe1f7" style:font-style-asian="italic" style:font-weight-asian="normal" style:font-style-complex="italic" style:font-weight-complex="normal"/>
    </style:style>
    <style:style style:name="P59" style:family="paragraph" style:parent-style-name="Standard" style:list-style-name="L4">
      <style:text-properties style:font-name="Bitter" fo:font-style="italic" style:text-underline-style="none" fo:font-weight="normal" officeooo:rsid="001109af" officeooo:paragraph-rsid="001109af" style:font-style-asian="italic" style:font-weight-asian="normal" style:font-style-complex="italic" style:font-weight-complex="normal"/>
    </style:style>
    <style:style style:name="P60" style:family="paragraph" style:parent-style-name="Standard" style:list-style-name="L4">
      <style:text-properties style:font-name="Bitter" fo:font-style="italic" style:text-underline-style="none" fo:font-weight="normal" officeooo:rsid="00329301" officeooo:paragraph-rsid="00329301" style:font-style-asian="italic" style:font-weight-asian="normal" style:font-style-complex="italic" style:font-weight-complex="normal"/>
    </style:style>
    <style:style style:name="P61" style:family="paragraph" style:parent-style-name="Standard" style:list-style-name="L4">
      <style:text-properties style:font-name="Bitter" fo:font-style="italic" style:text-underline-style="none" fo:font-weight="normal" officeooo:rsid="001424d0" officeooo:paragraph-rsid="001424d0" style:font-style-asian="italic" style:font-weight-asian="normal" style:font-style-complex="italic" style:font-weight-complex="normal"/>
    </style:style>
    <style:style style:name="P62" style:family="paragraph" style:parent-style-name="Standard" style:list-style-name="L4">
      <style:text-properties style:font-name="Bitter" fo:font-style="italic" style:text-underline-style="none" fo:font-weight="normal" officeooo:rsid="003868ea" officeooo:paragraph-rsid="003868ea" style:font-style-asian="italic" style:font-weight-asian="normal" style:font-style-complex="italic" style:font-weight-complex="normal"/>
    </style:style>
    <style:style style:name="P6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868ea" officeooo:paragraph-rsid="003868ea" style:font-style-asian="italic" style:font-weight-asian="normal" style:font-style-complex="italic" style:font-weight-complex="normal"/>
    </style:style>
    <style:style style:name="P64" style:family="paragraph" style:parent-style-name="Standard" style:list-style-name="L4">
      <style:text-properties style:font-name="Bitter" fo:font-style="italic" style:text-underline-style="none" fo:font-weight="normal" officeooo:rsid="002aecae" officeooo:paragraph-rsid="002aecae" style:font-style-asian="italic" style:font-weight-asian="normal" style:font-style-complex="italic" style:font-weight-complex="normal"/>
    </style:style>
    <style:style style:name="P65" style:family="paragraph" style:parent-style-name="Standard" style:list-style-name="L4">
      <style:text-properties style:font-name="Bitter" fo:font-style="italic" style:text-underline-style="none" fo:font-weight="normal" officeooo:rsid="0039a58a" officeooo:paragraph-rsid="0039a58a" style:font-style-asian="italic" style:font-weight-asian="normal" style:font-style-complex="italic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Bitter" fo:font-style="italic" style:text-underline-style="none" fo:font-weight="normal" officeooo:rsid="0039a58a" officeooo:paragraph-rsid="0039a58a" style:font-style-asian="italic" style:font-weight-asian="normal" style:font-style-complex="italic" style:font-weight-complex="normal"/>
    </style:style>
    <style:style style:name="P6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9a58a" officeooo:paragraph-rsid="0039a58a" style:font-style-asian="italic" style:font-weight-asian="normal" style:font-style-complex="italic" style:font-weight-complex="normal"/>
    </style:style>
    <style:style style:name="P68" style:family="paragraph" style:parent-style-name="Standard" style:list-style-name="L4">
      <style:text-properties style:font-name="Bitter" fo:font-style="italic" style:text-underline-style="none" fo:font-weight="normal" officeooo:rsid="001fd348" officeooo:paragraph-rsid="001fd348" style:font-style-asian="italic" style:font-weight-asian="normal" style:font-style-complex="italic" style:font-weight-complex="normal"/>
    </style:style>
    <style:style style:name="P69" style:family="paragraph" style:parent-style-name="Standard" style:list-style-name="L4">
      <style:text-properties style:font-name="Bitter" fo:font-style="italic" style:text-underline-style="none" fo:font-weight="normal" officeooo:rsid="002357c3" officeooo:paragraph-rsid="002357c3" style:font-style-asian="italic" style:font-weight-asian="normal" style:font-style-complex="italic" style:font-weight-complex="normal"/>
    </style:style>
    <style:style style:name="P7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5957b" officeooo:paragraph-rsid="0035957b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35957b" officeooo:paragraph-rsid="0028b497" style:font-style-asian="italic" style:font-weight-asian="normal" style:font-style-complex="italic" style:font-weight-complex="normal"/>
    </style:style>
    <style:style style:name="P7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67cbe" officeooo:paragraph-rsid="00367cbe" style:font-style-asian="italic" style:font-weight-asian="normal" style:font-style-complex="italic" style:font-weight-complex="normal"/>
    </style:style>
    <style:style style:name="P7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7cb37" officeooo:paragraph-rsid="0037cb37" style:font-style-asian="italic" style:font-weight-asian="normal" style:font-style-complex="italic" style:font-weight-complex="normal"/>
    </style:style>
    <style:style style:name="P74" style:family="paragraph" style:parent-style-name="Standard" style:list-style-name="L4">
      <style:text-properties style:font-name="Bitter" fo:font-style="italic" style:text-underline-style="none" fo:font-weight="normal" officeooo:rsid="003df7ac" officeooo:paragraph-rsid="003df7ac" style:font-style-asian="italic" style:font-weight-asian="normal" style:font-style-complex="italic" style:font-weight-complex="normal"/>
    </style:style>
    <style:style style:name="P75" style:family="paragraph" style:parent-style-name="Standard" style:list-style-name="L4">
      <style:text-properties style:font-name="Bitter" fo:font-style="italic" style:text-underline-style="none" fo:font-weight="normal" officeooo:rsid="004c7c17" officeooo:paragraph-rsid="004c7c17" style:font-style-asian="italic" style:font-weight-asian="normal" style:font-style-complex="italic" style:font-weight-complex="normal"/>
    </style:style>
    <style:style style:name="P7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bold" officeooo:rsid="003868ea" officeooo:paragraph-rsid="003868ea" style:font-style-asian="italic" style:font-weight-asian="bold" style:font-style-complex="italic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79" style:family="paragraph" style:parent-style-name="Standard" style:list-style-name="L2">
      <style:text-properties style:font-name="Bitter" fo:font-style="normal" style:text-underline-style="none" fo:font-weight="normal" officeooo:rsid="001a1309" officeooo:paragraph-rsid="001a1309" style:font-style-asian="normal" style:font-weight-asian="normal" style:font-style-complex="normal" style:font-weight-complex="normal"/>
    </style:style>
    <style:style style:name="P80" style:family="paragraph" style:parent-style-name="Standard" style:list-style-name="L4">
      <style:text-properties style:font-name="Bitter" fo:font-style="normal" style:text-underline-style="none" fo:font-weight="normal" officeooo:rsid="001a1309" officeooo:paragraph-rsid="001a1309" style:font-style-asian="normal" style:font-weight-asian="normal" style:font-style-complex="normal" style:font-weight-complex="normal"/>
    </style:style>
    <style:style style:name="P81" style:family="paragraph" style:parent-style-name="Standard" style:list-style-name="L2">
      <style:text-properties style:font-name="Bitter" fo:font-style="normal" style:text-underline-style="none" fo:font-weight="normal" officeooo:rsid="001cddc3" officeooo:paragraph-rsid="001cddc3" style:font-style-asian="normal" style:font-weight-asian="normal" style:font-style-complex="normal" style:font-weight-complex="normal"/>
    </style:style>
    <style:style style:name="P82" style:family="paragraph" style:parent-style-name="Standard" style:list-style-name="L2">
      <style:text-properties style:font-name="Bitter" fo:font-style="normal" style:text-underline-style="none" fo:font-weight="normal" officeooo:rsid="001e77e1" officeooo:paragraph-rsid="001e77e1" style:font-style-asian="normal" style:font-weight-asian="normal" style:font-style-complex="normal" style:font-weight-complex="normal"/>
    </style:style>
    <style:style style:name="P83" style:family="paragraph" style:parent-style-name="Standard" style:list-style-name="L4">
      <style:text-properties style:font-name="Bitter" fo:font-style="normal" style:text-underline-style="none" fo:font-weight="normal" officeooo:rsid="000d4505" officeooo:paragraph-rsid="000d4505" style:font-style-asian="normal" style:font-weight-asian="normal" style:font-style-complex="normal" style:font-weight-complex="normal"/>
    </style:style>
    <style:style style:name="P84" style:family="paragraph" style:parent-style-name="Standard" style:list-style-name="L4">
      <style:text-properties style:font-name="Bitter" fo:font-style="normal" style:text-underline-style="none" fo:font-weight="normal" officeooo:rsid="000fe1f7" officeooo:paragraph-rsid="000fe1f7" style:font-style-asian="normal" style:font-weight-asian="normal" style:font-style-complex="normal" style:font-weight-complex="normal"/>
    </style:style>
    <style:style style:name="P85" style:family="paragraph" style:parent-style-name="Standard" style:list-style-name="L4">
      <style:text-properties style:font-name="Bitter" fo:font-style="normal" style:text-underline-style="none" fo:font-weight="normal" officeooo:rsid="001109af" officeooo:paragraph-rsid="001109af" style:font-style-asian="normal" style:font-weight-asian="normal" style:font-style-complex="normal" style:font-weight-complex="normal"/>
    </style:style>
    <style:style style:name="P86" style:family="paragraph" style:parent-style-name="Standard" style:list-style-name="L4">
      <style:text-properties style:font-name="Bitter" fo:font-style="normal" style:text-underline-style="none" fo:font-weight="normal" officeooo:rsid="001424d0" officeooo:paragraph-rsid="001424d0" style:font-style-asian="normal" style:font-weight-asian="normal" style:font-style-complex="normal" style:font-weight-complex="normal"/>
    </style:style>
    <style:style style:name="P87" style:family="paragraph" style:parent-style-name="Standard" style:list-style-name="L4">
      <style:text-properties style:font-name="Bitter" fo:font-style="normal" style:text-underline-style="none" fo:font-weight="normal" officeooo:rsid="001424d0" officeooo:paragraph-rsid="004d0322" style:font-style-asian="normal" style:font-weight-asian="normal" style:font-style-complex="normal" style:font-weight-complex="normal"/>
    </style:style>
    <style:style style:name="P88" style:family="paragraph" style:parent-style-name="Standard" style:list-style-name="L4">
      <style:text-properties style:font-name="Bitter" fo:font-style="normal" style:text-underline-style="none" fo:font-weight="normal" officeooo:rsid="00181422" officeooo:paragraph-rsid="00181422" style:font-style-asian="normal" style:font-weight-asian="normal" style:font-style-complex="normal" style:font-weight-complex="normal"/>
    </style:style>
    <style:style style:name="P89" style:family="paragraph" style:parent-style-name="Standard" style:list-style-name="L4">
      <style:text-properties style:font-name="Bitter" fo:font-style="normal" style:text-underline-style="none" fo:font-weight="normal" officeooo:rsid="002aecae" officeooo:paragraph-rsid="002aecae" style:font-style-asian="normal" style:font-weight-asian="normal" style:font-style-complex="normal" style:font-weight-complex="normal"/>
    </style:style>
    <style:style style:name="P90" style:family="paragraph" style:parent-style-name="Standard" style:list-style-name="L4">
      <style:text-properties style:font-name="Bitter" fo:font-style="normal" style:text-underline-style="none" fo:font-weight="normal" officeooo:rsid="0039a58a" officeooo:paragraph-rsid="0039a58a" style:font-style-asian="normal" style:font-weight-asian="normal" style:font-style-complex="normal" style:font-weight-complex="normal"/>
    </style:style>
    <style:style style:name="P91" style:family="paragraph" style:parent-style-name="Standard" style:list-style-name="L4">
      <style:text-properties style:font-name="Bitter" fo:font-style="normal" style:text-underline-style="none" fo:font-weight="normal" officeooo:rsid="001fd348" officeooo:paragraph-rsid="001fd348" style:font-style-asian="normal" style:font-weight-asian="normal" style:font-style-complex="normal" style:font-weight-complex="normal"/>
    </style:style>
    <style:style style:name="P92" style:family="paragraph" style:parent-style-name="Standard" style:list-style-name="L4">
      <style:text-properties style:font-name="Bitter" fo:font-style="normal" style:text-underline-style="none" fo:font-weight="normal" officeooo:rsid="002357c3" officeooo:paragraph-rsid="002357c3" style:font-style-asian="normal" style:font-weight-asian="normal" style:font-style-complex="normal" style:font-weight-complex="normal"/>
    </style:style>
    <style:style style:name="P93" style:family="paragraph" style:parent-style-name="Standard" style:list-style-name="L4">
      <style:text-properties style:font-name="Bitter" fo:font-style="normal" style:text-underline-style="none" fo:font-weight="normal" officeooo:rsid="003868ea" officeooo:paragraph-rsid="003868ea" style:font-style-asian="normal" style:font-weight-asian="normal" style:font-style-complex="normal" style:font-weight-complex="normal"/>
    </style:style>
    <style:style style:name="P9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868ea" officeooo:paragraph-rsid="003868ea" style:font-style-asian="normal" style:font-weight-asian="normal" style:font-style-complex="normal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77777" officeooo:paragraph-rsid="00277777" style:font-style-asian="normal" style:font-weight-asian="normal" style:font-style-complex="normal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8b497" officeooo:paragraph-rsid="0028b497" style:font-style-asian="normal" style:font-weight-asian="normal" style:font-style-complex="normal" style:font-weight-complex="normal"/>
    </style:style>
    <style:style style:name="P9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5957b" officeooo:paragraph-rsid="0035957b" style:font-style-asian="normal" style:font-weight-asian="normal" style:font-style-complex="normal" style:font-weight-complex="normal"/>
    </style:style>
    <style:style style:name="P9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67cbe" officeooo:paragraph-rsid="00367cbe" style:font-style-asian="normal" style:font-weight-asian="normal" style:font-style-complex="normal" style:font-weight-complex="normal"/>
    </style:style>
    <style:style style:name="P9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7cb37" officeooo:paragraph-rsid="0037cb37" style:font-style-asian="normal" style:font-weight-asian="normal" style:font-style-complex="normal" style:font-weight-complex="normal"/>
    </style:style>
    <style:style style:name="P100" style:family="paragraph" style:parent-style-name="Standard" style:list-style-name="L4">
      <style:text-properties style:font-name="Bitter" fo:font-style="normal" style:text-underline-style="none" fo:font-weight="normal" officeooo:rsid="003e505e" officeooo:paragraph-rsid="003e505e" style:font-style-asian="normal" style:font-weight-asian="normal" style:font-style-complex="normal" style:font-weight-complex="normal"/>
    </style:style>
    <style:style style:name="P10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f2c7c" officeooo:paragraph-rsid="003f2c7c" style:font-style-asian="normal" style:font-weight-asian="normal" style:font-style-complex="normal" style:font-weight-complex="normal"/>
    </style:style>
    <style:style style:name="P102" style:family="paragraph" style:parent-style-name="Standard" style:list-style-name="L4">
      <style:text-properties style:font-name="Bitter" fo:font-style="normal" style:text-underline-style="none" fo:font-weight="normal" officeooo:rsid="003f2c7c" officeooo:paragraph-rsid="003f2c7c" style:font-style-asian="normal" style:font-weight-asian="normal" style:font-style-complex="normal" style:font-weight-complex="normal"/>
    </style:style>
    <style:style style:name="P103" style:family="paragraph" style:parent-style-name="Standard" style:list-style-name="L4">
      <style:text-properties style:font-name="Bitter" fo:font-style="normal" style:text-underline-style="none" fo:font-weight="normal" officeooo:rsid="003fc337" officeooo:paragraph-rsid="003fc337" style:font-style-asian="normal" style:font-weight-asian="normal" style:font-style-complex="normal" style:font-weight-complex="normal"/>
    </style:style>
    <style:style style:name="P104" style:family="paragraph" style:parent-style-name="Standard" style:list-style-name="L2">
      <style:text-properties style:font-name="Bitter" fo:font-style="normal" style:text-underline-style="none" fo:font-weight="normal" officeooo:rsid="0049f554" officeooo:paragraph-rsid="0049f554" style:font-style-asian="normal" style:font-weight-asian="normal" style:font-style-complex="normal" style:font-weight-complex="normal"/>
    </style:style>
    <style:style style:name="P105" style:family="paragraph" style:parent-style-name="Standard" style:list-style-name="L2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106" style:family="paragraph" style:parent-style-name="Standard" style:list-style-name="L4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107" style:family="paragraph" style:parent-style-name="Standard" style:list-style-name="L2">
      <style:text-properties style:font-name="Bitter" fo:font-style="normal" style:text-underline-style="none" fo:font-weight="bold" officeooo:rsid="001e77e1" officeooo:paragraph-rsid="001e77e1" style:font-style-asian="normal" style:font-weight-asian="bold" style:font-style-complex="normal" style:font-weight-complex="bold"/>
    </style:style>
    <style:style style:name="P108" style:family="paragraph" style:parent-style-name="Standard" style:list-style-name="L4">
      <style:text-properties style:font-name="Bitter" fo:font-style="normal" style:text-underline-style="none" fo:font-weight="bold" officeooo:rsid="000fe1f7" officeooo:paragraph-rsid="000fe1f7" style:font-style-asian="normal" style:font-weight-asian="bold" style:font-style-complex="normal" style:font-weight-complex="bold"/>
    </style:style>
    <style:style style:name="P109" style:family="paragraph" style:parent-style-name="Standard" style:list-style-name="L4">
      <style:text-properties style:font-name="Bitter" fo:font-style="normal" style:text-underline-style="none" fo:font-weight="bold" officeooo:rsid="001109af" officeooo:paragraph-rsid="001109af" style:font-style-asian="normal" style:font-weight-asian="bold" style:font-style-complex="normal" style:font-weight-complex="bold"/>
    </style:style>
    <style:style style:name="P110" style:family="paragraph" style:parent-style-name="Standard" style:list-style-name="L4">
      <style:text-properties style:font-name="Bitter" fo:font-style="normal" style:text-underline-style="none" fo:font-weight="bold" officeooo:rsid="001424d0" officeooo:paragraph-rsid="001424d0" style:font-style-asian="normal" style:font-weight-asian="bold" style:font-style-complex="normal" style:font-weight-complex="bold"/>
    </style:style>
    <style:style style:name="P111" style:family="paragraph" style:parent-style-name="Standard" style:list-style-name="L4">
      <style:text-properties style:font-name="Bitter" fo:font-style="normal" style:text-underline-style="none" fo:font-weight="bold" officeooo:rsid="00181422" officeooo:paragraph-rsid="00181422" style:font-style-asian="normal" style:font-weight-asian="bold" style:font-style-complex="normal" style:font-weight-complex="bold"/>
    </style:style>
    <style:style style:name="P112" style:family="paragraph" style:parent-style-name="Standard" style:list-style-name="L4">
      <style:text-properties style:font-name="Bitter" fo:font-style="normal" style:text-underline-style="none" fo:font-weight="bold" officeooo:rsid="0039a58a" officeooo:paragraph-rsid="0039a58a" style:font-style-asian="normal" style:font-weight-asian="bold" style:font-style-complex="normal" style:font-weight-complex="bold"/>
    </style:style>
    <style:style style:name="P113" style:family="paragraph" style:parent-style-name="Standard" style:list-style-name="L4">
      <style:text-properties style:font-name="Bitter" fo:font-style="normal" style:text-underline-style="none" fo:font-weight="bold" officeooo:rsid="001fd348" officeooo:paragraph-rsid="001fd348" style:font-style-asian="normal" style:font-weight-asian="bold" style:font-style-complex="normal" style:font-weight-complex="bold"/>
    </style:style>
    <style:style style:name="P114" style:family="paragraph" style:parent-style-name="Standard" style:list-style-name="L4">
      <style:text-properties style:font-name="Bitter" fo:font-style="normal" style:text-underline-style="none" fo:font-weight="bold" officeooo:rsid="002357c3" officeooo:paragraph-rsid="002357c3" style:font-style-asian="normal" style:font-weight-asian="bold" style:font-style-complex="normal" style:font-weight-complex="bold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26ccee" officeooo:paragraph-rsid="0026ccee" style:font-style-asian="normal" style:font-weight-asian="bold" style:font-style-complex="normal" style:font-weight-complex="bold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277777" officeooo:paragraph-rsid="00277777" style:font-style-asian="normal" style:font-weight-asian="bold" style:font-style-complex="normal" style:font-weight-complex="bold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28b497" officeooo:paragraph-rsid="0028b497" style:font-style-asian="normal" style:font-weight-asian="bold" style:font-style-complex="normal" style:font-weight-complex="bold"/>
    </style:style>
    <style:style style:name="P11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bold" officeooo:rsid="0035957b" officeooo:paragraph-rsid="0035957b" style:font-style-asian="normal" style:font-weight-asian="bold" style:font-style-complex="normal" style:font-weight-complex="bold"/>
    </style:style>
    <style:style style:name="P11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bold" officeooo:rsid="00367cbe" officeooo:paragraph-rsid="00367cbe" style:font-style-asian="normal" style:font-weight-asian="bold" style:font-style-complex="normal" style:font-weight-complex="bold"/>
    </style:style>
    <style:style style:name="P12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bold" officeooo:rsid="0037cb37" officeooo:paragraph-rsid="0037cb37" style:font-style-asian="normal" style:font-weight-asian="bold" style:font-style-complex="normal" style:font-weight-complex="bold"/>
    </style:style>
    <style:style style:name="P121" style:family="paragraph" style:parent-style-name="Standard" style:list-style-name="L4">
      <style:text-properties officeooo:paragraph-rsid="000d4505"/>
    </style:style>
    <style:style style:name="P122" style:family="paragraph" style:parent-style-name="Standard" style:list-style-name="L4">
      <style:text-properties fo:font-style="normal" officeooo:rsid="001424d0" officeooo:paragraph-rsid="001424d0" style:font-style-asian="normal" style:font-style-complex="normal"/>
    </style:style>
    <style:style style:name="P123" style:family="paragraph" style:parent-style-name="Standard" style:list-style-name="L4">
      <style:text-properties fo:font-weight="bold" officeooo:rsid="001a1309" officeooo:paragraph-rsid="001a1309" style:font-weight-asian="bold" style:font-weight-complex="bold"/>
    </style:style>
    <style:style style:name="P124" style:family="paragraph" style:parent-style-name="Standard" style:list-style-name="L4">
      <style:text-properties fo:font-style="italic" fo:font-weight="normal" officeooo:rsid="001a1309" officeooo:paragraph-rsid="001a1309" style:font-style-asian="italic" style:font-weight-asian="normal" style:font-style-complex="italic" style:font-weight-complex="normal"/>
    </style:style>
    <style:style style:name="P125" style:family="paragraph" style:parent-style-name="Standard" style:list-style-name="L4">
      <loext:graphic-properties draw:fill="none"/>
      <style:paragraph-properties fo:margin-left="0.75in" fo:margin-right="0in" fo:text-align="start" style:justify-single-word="false" fo:text-indent="-0.2598in" style:auto-text-indent="false" fo:background-color="transparent"/>
      <style:text-properties style:font-name="Bitter" fo:font-style="normal" style:text-underline-style="none" fo:font-weight="normal" officeooo:rsid="0035957b" officeooo:paragraph-rsid="0035957b" style:font-style-asian="normal" style:font-weight-asian="normal" style:font-style-complex="normal" style:font-weight-complex="normal"/>
    </style:style>
    <style:style style:name="P126" style:family="paragraph" style:parent-style-name="Standard" style:list-style-name="L4">
      <loext:graphic-properties draw:fill="none"/>
      <style:paragraph-properties fo:margin-left="0.75in" fo:margin-right="0in" fo:text-align="start" style:justify-single-word="false" fo:text-indent="-0.2598in" style:auto-text-indent="false" fo:background-color="transparent"/>
      <style:text-properties style:font-name="Bitter" fo:font-style="italic" style:text-underline-style="none" fo:font-weight="normal" officeooo:rsid="0035957b" officeooo:paragraph-rsid="0035957b" style:font-style-asian="italic" style:font-weight-asian="normal" style:font-style-complex="italic" style:font-weight-complex="normal"/>
    </style:style>
    <style:style style:name="P127" style:family="paragraph" style:parent-style-name="Standard" style:list-style-name="L4" style:master-page-name="">
      <loext:graphic-properties draw:fill="none"/>
      <style:paragraph-properties fo:margin-left="0.75in" fo:margin-right="0in" fo:text-align="start" style:justify-single-word="false" fo:text-indent="-0.2598in" style:auto-text-indent="false" style:page-number="auto" fo:background-color="transparent"/>
      <style:text-properties style:font-name="Bitter" fo:font-style="normal" style:text-underline-style="none" fo:font-weight="normal" officeooo:rsid="003e505e" officeooo:paragraph-rsid="003e505e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Bitter" style:text-underline-style="none"/>
    </style:style>
    <style:style style:name="T3" style:family="text">
      <style:text-properties style:font-name="Bitter" style:text-underline-style="none" fo:font-weight="bold" officeooo:rsid="000d4505" style:font-weight-asian="bold" style:font-weight-complex="bold"/>
    </style:style>
    <style:style style:name="T4" style:family="text">
      <style:text-properties style:font-name="Bitter" style:text-underline-style="none" fo:font-weight="normal" style:font-weight-asian="normal" style:font-weight-complex="normal"/>
    </style:style>
    <style:style style:name="T5" style:family="text">
      <style:text-properties style:font-name="Bitter" style:text-underline-style="none" fo:font-weight="normal" officeooo:rsid="000fe1f7" style:font-weight-asian="normal" style:font-weight-complex="normal"/>
    </style:style>
    <style:style style:name="T6" style:family="text">
      <style:text-properties style:font-name="Bitter" style:text-underline-style="none" fo:font-weight="normal" officeooo:rsid="00181422" style:font-weight-asian="normal" style:font-weight-complex="normal"/>
    </style:style>
    <style:style style:name="T7" style:family="text">
      <style:text-properties style:font-name="Bitter" style:text-underline-style="none" officeooo:rsid="001fd348"/>
    </style:style>
    <style:style style:name="T8" style:family="text">
      <style:text-properties style:font-name="Bitter" fo:font-style="normal" style:text-underline-style="none" style:font-style-asian="normal" style:font-style-complex="normal"/>
    </style:style>
    <style:style style:name="T9" style:family="text">
      <style:text-properties style:font-name="Bitter" fo:font-style="normal" style:text-underline-style="none" officeooo:rsid="00181422" style:font-style-asian="normal" style:font-style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cddc3"/>
    </style:style>
    <style:style style:name="T12" style:family="text">
      <style:text-properties officeooo:rsid="001d8c22"/>
    </style:style>
    <style:style style:name="T13" style:family="text">
      <style:text-properties officeooo:rsid="002b413f"/>
    </style:style>
    <style:style style:name="T14" style:family="text">
      <style:text-properties officeooo:rsid="0030a4d5"/>
    </style:style>
    <style:style style:name="T15" style:family="text">
      <style:text-properties officeooo:rsid="003e505e"/>
    </style:style>
    <style:style style:name="T16" style:family="text">
      <style:text-properties officeooo:rsid="004d03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Fantasty<text:span text:style-name="T1"> Meal Planning</text:span></text:p>
      <text:p text:style-name="P19"/>
      <text:p text:style-name="P4">Should aim for 15-20 meals + Accompanying Ingredients</text:p>
      <text:p text:style-name="P19"/>
      <text:p text:style-name="P2">Sweet</text:p>
      <text:list xml:id="list2927000946091241991" text:style-name="L1">
        <text:list-item>
          <text:p text:style-name="P29">Cannoli</text:p>
          <text:list>
            <text:list-item>
              <text:p text:style-name="P37">Flour</text:p>
            </text:list-item>
            <text:list-item>
              <text:p text:style-name="P37">Eggs</text:p>
            </text:list-item>
            <text:list-item>
              <text:p text:style-name="P37">Sugar</text:p>
            </text:list-item>
            <text:list-item>
              <text:p text:style-name="P37">Butter</text:p>
            </text:list-item>
            <text:list-item>
              <text:p text:style-name="P37">Ricotta</text:p>
            </text:list-item>
          </text:list>
        </text:list-item>
        <text:list-item>
          <text:p text:style-name="P30">Biscotti</text:p>
          <text:list>
            <text:list-item>
              <text:p text:style-name="P38">Flour</text:p>
            </text:list-item>
            <text:list-item>
              <text:p text:style-name="P38">Sugar</text:p>
            </text:list-item>
            <text:list-item>
              <text:p text:style-name="P38">Eggs</text:p>
            </text:list-item>
            <text:list-item>
              <text:p text:style-name="P38">Pine Nuts</text:p>
            </text:list-item>
            <text:list-item>
              <text:p text:style-name="P38">Almonds</text:p>
            </text:list-item>
          </text:list>
        </text:list-item>
        <text:list-item>
          <text:p text:style-name="P31">Panna Cotta</text:p>
          <text:list>
            <text:list-item>
              <text:p text:style-name="P39">Gelatin</text:p>
            </text:list-item>
            <text:list-item>
              <text:p text:style-name="P40">Cream</text:p>
            </text:list-item>
            <text:list-item>
              <text:p text:style-name="P39">Sugar</text:p>
            </text:list-item>
            <text:list-item>
              <text:p text:style-name="P39">Vanilla</text:p>
            </text:list-item>
          </text:list>
        </text:list-item>
        <text:list-item>
          <text:p text:style-name="P33">Spaghetti Aglio e Olio</text:p>
          <text:list>
            <text:list-item>
              <text:p text:style-name="P41">Spaghetti</text:p>
            </text:list-item>
            <text:list-item>
              <text:p text:style-name="P41">Garlic</text:p>
            </text:list-item>
            <text:list-item>
              <text:p text:style-name="P40">Olive Oil</text:p>
            </text:list-item>
            <text:list-item>
              <text:p text:style-name="P47">Red Pepper (Adds lots of Spice)</text:p>
            </text:list-item>
          </text:list>
        </text:list-item>
        <text:list-item>
          <text:p text:style-name="P34">Caprese Salad</text:p>
          <text:list>
            <text:list-item>
              <text:p text:style-name="P42">Tomatoes</text:p>
            </text:list-item>
            <text:list-item>
              <text:p text:style-name="P42">Mozzarella Buffala</text:p>
            </text:list-item>
            <text:list-item>
              <text:p text:style-name="P42">Basil</text:p>
            </text:list-item>
            <text:list-item>
              <text:p text:style-name="P49">Vinaigrette</text:p>
            </text:list-item>
            <text:list-item>
              <text:p text:style-name="P50">Pine Nuts</text:p>
            </text:list-item>
            <text:list-item>
              <text:p text:style-name="P50">Lemon</text:p>
            </text:list-item>
            <text:list-item>
              <text:p text:style-name="P50">Pamesan</text:p>
            </text:list-item>
            <text:list-item>
              <text:p text:style-name="P50">Olive Oil</text:p>
            </text:list-item>
          </text:list>
        </text:list-item>
        <text:list-item>
          <text:p text:style-name="P35">Bruschetta</text:p>
          <text:list>
            <text:list-item>
              <text:p text:style-name="P43">Tomato</text:p>
            </text:list-item>
            <text:list-item>
              <text:p text:style-name="P43">Basil</text:p>
            </text:list-item>
            <text:list-item>
              <text:p text:style-name="P43">Garlic</text:p>
            </text:list-item>
            <text:list-item>
              <text:p text:style-name="P52">Onion</text:p>
            </text:list-item>
            <text:list-item>
              <text:p text:style-name="P43">Bread</text:p>
            </text:list-item>
            <text:list-item>
              <text:p text:style-name="P52">Mozzarella</text:p>
            </text:list-item>
            <text:list-item>
              <text:p text:style-name="P52">Salame (for Bruschetta alla Abruzzo)</text:p>
            </text:list-item>
            <text:list-item>
              <text:p text:style-name="P52">Canelinni Beans</text:p>
            </text:list-item>
          </text:list>
        </text:list-item>
      </text:list>
      <text:p text:style-name="P9"><text:soft-page-break/></text:p>
      <text:list xml:id="list105212725657959" text:continue-numbering="true" text:style-name="L1">
        <text:list-item>
          <text:p text:style-name="P77"/>
        </text:list-item>
      </text:list>
      <text:p text:style-name="P9"/>
      <text:p text:style-name="P9"/>
      <text:p text:style-name="P3">Salty</text:p>
      <text:list xml:id="list7949620868047857722" text:style-name="L2">
        <text:list-item>
          <text:p text:style-name="P32">Pasta Carbonara</text:p>
          <text:list>
            <text:list-item>
              <text:p text:style-name="P44">Spaghetti</text:p>
            </text:list-item>
            <text:list-item>
              <text:p text:style-name="P46">Beef</text:p>
            </text:list-item>
            <text:list-item>
              <text:p text:style-name="P44">Eggs</text:p>
            </text:list-item>
            <text:list-item>
              <text:p text:style-name="P79">ONE OF</text:p>
              <text:list>
                <text:list-item>
                  <text:p text:style-name="P79">Peccorino Romano</text:p>
                </text:list-item>
                <text:list-item>
                  <text:p text:style-name="P79">Parmesan Reggiano</text:p>
                </text:list-item>
              </text:list>
            </text:list-item>
            <text:list-item>
              <text:p text:style-name="P54">Black Pepper</text:p>
            </text:list-item>
            <text:list-item>
              <text:p text:style-name="P54">Olive Oil</text:p>
            </text:list-item>
          </text:list>
        </text:list-item>
        <text:list-item>
          <text:p text:style-name="P105">B<text:span text:style-name="T12">accala alla Vesuviana</text:span></text:p>
          <text:list>
            <text:list-item>
              <text:p text:style-name="P81">Salt Cod</text:p>
            </text:list-item>
            <text:list-item>
              <text:p text:style-name="P81">Capers</text:p>
            </text:list-item>
            <text:list-item>
              <text:p text:style-name="P51">Olive Oil</text:p>
            </text:list-item>
            <text:list-item>
              <text:p text:style-name="P81">Onion</text:p>
            </text:list-item>
            <text:list-item>
              <text:p text:style-name="P81">Red Pepper Flakes</text:p>
            </text:list-item>
            <text:list-item>
              <text:p text:style-name="P81">Tomatoes</text:p>
            </text:list-item>
            <text:list-item>
              <text:p text:style-name="P51">Parsley</text:p>
            </text:list-item>
          </text:list>
        </text:list-item>
      </text:list>
      <text:p text:style-name="P13"/>
      <text:list xml:id="list105211266537142" text:continue-numbering="true" text:style-name="L2">
        <text:list-item>
          <text:p text:style-name="P107">Baccala alla Vicentina</text:p>
          <text:list>
            <text:list-item>
              <text:p text:style-name="P82">Cod</text:p>
            </text:list-item>
            <text:list-item>
              <text:p text:style-name="P82">Flour</text:p>
            </text:list-item>
            <text:list-item>
              <text:p text:style-name="P82">Onion</text:p>
            </text:list-item>
            <text:list-item>
              <text:p text:style-name="P82">Anchovies</text:p>
            </text:list-item>
            <text:list-item>
              <text:p text:style-name="P82">Parsley</text:p>
            </text:list-item>
            <text:list-item>
              <text:p text:style-name="P104">Cream</text:p>
            </text:list-item>
            <text:list-item>
              <text:p text:style-name="P82">Parmesan</text:p>
            </text:list-item>
            <text:list-item>
              <text:p text:style-name="P56">Olive Oil</text:p>
            </text:list-item>
          </text:list>
        </text:list-item>
      </text:list>
      <text:p text:style-name="P2">Sour</text:p>
      <text:list xml:id="list8705502619068605739" text:style-name="L3">
        <text:list-item>
          <text:p text:style-name="P36">Chicken Scarpeliello <text:span text:style-name="T10">(Note: This is Sweet + Sour)</text:span></text:p>
          <text:list>
            <text:list-item>
              <text:p text:style-name="P45">Chicken</text:p>
            </text:list-item>
            <text:list-item>
              <text:p text:style-name="P45">Onion</text:p>
            </text:list-item>
            <text:list-item>
              <text:p text:style-name="P45">White Wine</text:p>
            </text:list-item>
            <text:list-item>
              <text:p text:style-name="P45">Stock</text:p>
            </text:list-item>
            <text:list-item>
              <text:p text:style-name="P45">Sugar</text:p>
            </text:list-item>
          </text:list>
        </text:list-item>
      </text:list>
      <text:p text:style-name="P2">Bitter</text:p>
      <text:p text:style-name="P2">Spicy</text:p>
      <text:p text:style-name="P18"/>
      <text:p text:style-name="P18"/>
      <text:p text:style-name="P2">Umami</text:p>
      <text:list xml:id="list6407964042637903929" text:style-name="L4">
        <text:list-item>
          <text:p text:style-name="P121"><text:span text:style-name="T3">Lasagna </text:span><text:span text:style-name="T5">(Note: Sweet and Umami)</text:span></text:p>
          <text:list>
            <text:list-item>
              <text:p text:style-name="P75"><text:soft-page-break/>tio</text:p>
            </text:list-item>
          </text:list>
        </text:list-item>
        <text:list-item>
          <text:p text:style-name="P108">Fettucine Alfredo</text:p>
          <text:list>
            <text:list-item>
              <text:p text:style-name="P84">Butter</text:p>
            </text:list-item>
            <text:list-item>
              <text:p text:style-name="P84">Cream</text:p>
            </text:list-item>
            <text:list-item>
              <text:p text:style-name="P84">Fettucine</text:p>
            </text:list-item>
            <text:list-item>
              <text:p text:style-name="P84">Pamesan</text:p>
            </text:list-item>
            <text:list-item>
              <text:p text:style-name="P58">Parsley</text:p>
            </text:list-item>
            <text:list-item>
              <text:p text:style-name="P58"><text:span text:style-name="T14">Optional </text:span>ONE OF</text:p>
              <text:list>
                <text:list-item>
                  <text:p text:style-name="P58">Chicken</text:p>
                </text:list-item>
                <text:list-item>
                  <text:p text:style-name="P58">Mushroom</text:p>
                </text:list-item>
              </text:list>
            </text:list-item>
          </text:list>
        </text:list-item>
        <text:list-item>
          <text:p text:style-name="P109">Spaghetti Marinara</text:p>
          <text:list>
            <text:list-item>
              <text:p text:style-name="P85">Tomato</text:p>
            </text:list-item>
            <text:list-item>
              <text:p text:style-name="P85">Spaghetti</text:p>
            </text:list-item>
            <text:list-item>
              <text:p text:style-name="P59">Basil</text:p>
            </text:list-item>
            <text:list-item>
              <text:p text:style-name="P60">Parmesan</text:p>
            </text:list-item>
            <text:list-item>
              <text:p text:style-name="P59">Mushroom</text:p>
            </text:list-item>
            <text:list-item>
              <text:p text:style-name="P59">Garlic</text:p>
            </text:list-item>
            <text:list-item>
              <text:p text:style-name="P74">Mozzarella<text:span text:style-name="T16">Lin</text:span></text:p>
            </text:list-item>
          </text:list>
        </text:list-item>
        <text:list-item>
          <text:p text:style-name="P110">Linguine Pesto Genoese</text:p>
          <text:list>
            <text:list-item>
              <text:p text:style-name="P86">Pine Nuts</text:p>
            </text:list-item>
            <text:list-item>
              <text:p text:style-name="P86">Basil</text:p>
            </text:list-item>
            <text:list-item>
              <text:p text:style-name="P87">Garlic</text:p>
            </text:list-item>
            <text:list-item>
              <text:p text:style-name="P87">Parmigano Reggiano</text:p>
            </text:list-item>
            <text:list-item>
              <text:p text:style-name="P87"><text:span text:style-name="T16">Pec</text:span>corino Romano</text:p>
            </text:list-item>
            <text:list-item>
              <text:p text:style-name="P122"><text:span text:style-name="T4">Olive Oi</text:span><text:span text:style-name="T6">l</text:span></text:p>
            </text:list-item>
            <text:list-item>
              <text:p text:style-name="P86">Linguine</text:p>
            </text:list-item>
            <text:list-item>
              <text:p text:style-name="P61">Chicken</text:p>
            </text:list-item>
          </text:list>
        </text:list-item>
      </text:list>
      <text:p text:style-name="P5"/>
      <text:list xml:id="list105211612648086" text:continue-numbering="true" text:style-name="L4">
        <text:list-item>
          <text:p text:style-name="P111">Spaghetti alla Gricia</text:p>
          <text:list>
            <text:list-item>
              <text:p text:style-name="P88">Guanciale</text:p>
            </text:list-item>
            <text:list-item>
              <text:p text:style-name="P88">Pecorino</text:p>
            </text:list-item>
            <text:list-item>
              <text:p text:style-name="P88">Spaghetti</text:p>
            </text:list-item>
          </text:list>
        </text:list-item>
      </text:list>
      <text:p text:style-name="P26"/>
      <text:list xml:id="list105211639437428" text:continue-numbering="true" text:style-name="L4">
        <text:list-item>
          <text:p text:style-name="P111">Eggplant Rollatini</text:p>
          <text:list>
            <text:list-item>
              <text:p text:style-name="P88">Ricotta</text:p>
            </text:list-item>
            <text:list-item>
              <text:p text:style-name="P88">Eggs</text:p>
            </text:list-item>
            <text:list-item>
              <text:p text:style-name="P88">Parsley</text:p>
            </text:list-item>
            <text:list-item>
              <text:p text:style-name="P102">Eggplant</text:p>
            </text:list-item>
            <text:list-item>
              <text:p text:style-name="P88">Pamresan</text:p>
            </text:list-item>
            <text:list-item>
              <text:p text:style-name="P88">Mozzarella</text:p>
            </text:list-item>
            <text:list-item>
              <text:p text:style-name="P88">Tomato</text:p>
            </text:list-item>
            <text:list-item>
              <text:p text:style-name="P62">Olive Oil</text:p>
            </text:list-item>
          </text:list>
        </text:list-item>
      </text:list>
      <text:p text:style-name="P25"/>
      <text:list xml:id="list105212126222318" text:continue-numbering="true" text:style-name="L4">
        <text:list-item>
          <text:p text:style-name="P123"><text:span text:style-name="T9">M</text:span><text:span text:style-name="T8">ushroom Risotto</text:span></text:p>
          <text:list>
            <text:list-item>
              <text:p text:style-name="P80">Butter</text:p>
            </text:list-item>
            <text:list-item>
              <text:p text:style-name="P80"><text:soft-page-break/>Onion</text:p>
            </text:list-item>
            <text:list-item>
              <text:p text:style-name="P80">Cremini Mushrooms</text:p>
            </text:list-item>
            <text:list-item>
              <text:p text:style-name="P80">Rice</text:p>
            </text:list-item>
            <text:list-item>
              <text:p text:style-name="P80">Stock</text:p>
            </text:list-item>
            <text:list-item>
              <text:p text:style-name="P80">Parmesan</text:p>
            </text:list-item>
            <text:list-item>
              <text:p text:style-name="P55">Parsley</text:p>
            </text:list-item>
            <text:list-item>
              <text:p text:style-name="P124"><text:span text:style-name="T2">Pep</text:span><text:span text:style-name="T7">p</text:span><text:span text:style-name="T2">er</text:span></text:p>
            </text:list-item>
            <text:list-item>
              <text:p text:style-name="P80">White Wine</text:p>
            </text:list-item>
          </text:list>
        </text:list-item>
        <text:list-item>
          <text:p text:style-name="P106">Risotto alla Gorgonzola</text:p>
          <text:list>
            <text:list-item>
              <text:p text:style-name="P89">Shallots</text:p>
            </text:list-item>
            <text:list-item>
              <text:p text:style-name="P89">Butter</text:p>
            </text:list-item>
            <text:list-item>
              <text:p text:style-name="P89">Rice</text:p>
            </text:list-item>
            <text:list-item>
              <text:p text:style-name="P89">Stock</text:p>
            </text:list-item>
            <text:list-item>
              <text:p text:style-name="P103">Parmesan</text:p>
            </text:list-item>
            <text:list-item>
              <text:p text:style-name="P89">Gorgonzola</text:p>
            </text:list-item>
            <text:list-item>
              <text:p text:style-name="P64">Black Pepper</text:p>
            </text:list-item>
            <text:list-item>
              <text:p text:style-name="P89">White Wine</text:p>
            </text:list-item>
          </text:list>
        </text:list-item>
        <text:list-item>
          <text:p text:style-name="P106">Risotto alla Milanese</text:p>
          <text:list>
            <text:list-item>
              <text:p text:style-name="P89">Butter</text:p>
            </text:list-item>
            <text:list-item>
              <text:p text:style-name="P89">Onion</text:p>
            </text:list-item>
            <text:list-item>
              <text:p text:style-name="P89">Rice</text:p>
            </text:list-item>
            <text:list-item>
              <text:p text:style-name="P89">Stock</text:p>
            </text:list-item>
            <text:list-item>
              <text:p text:style-name="P89">White Wine</text:p>
            </text:list-item>
            <text:list-item>
              <text:p text:style-name="P89">Stock</text:p>
            </text:list-item>
            <text:list-item>
              <text:p text:style-name="P64">Parmigano Reggiano</text:p>
            </text:list-item>
          </text:list>
        </text:list-item>
        <text:list-item>
          <text:p text:style-name="P106">Risotto alla Zucca</text:p>
          <text:list>
            <text:list-item>
              <text:p text:style-name="P89"><text:span text:style-name="T13">Butternut </text:span>Squash</text:p>
            </text:list-item>
            <text:list-item>
              <text:p text:style-name="P64">Olive Oil</text:p>
            </text:list-item>
            <text:list-item>
              <text:p text:style-name="P89">Onion</text:p>
            </text:list-item>
            <text:list-item>
              <text:p text:style-name="P89">Rice</text:p>
            </text:list-item>
            <text:list-item>
              <text:p text:style-name="P89">White Wine</text:p>
            </text:list-item>
            <text:list-item>
              <text:p text:style-name="P89">Stock</text:p>
            </text:list-item>
            <text:list-item>
              <text:p text:style-name="P89">Butter</text:p>
            </text:list-item>
            <text:list-item>
              <text:p text:style-name="P89">Parmigano Reggiano</text:p>
            </text:list-item>
            <text:list-item>
              <text:p text:style-name="P64">Sage Leaves</text:p>
            </text:list-item>
          </text:list>
        </text:list-item>
      </text:list>
      <text:p text:style-name="P11"/>
      <text:list xml:id="list105213206948972" text:continue-numbering="true" text:style-name="L4">
        <text:list-item>
          <text:p text:style-name="P112">Baby’s First Risotto</text:p>
          <text:list>
            <text:list-item>
              <text:p text:style-name="P90">Rice</text:p>
            </text:list-item>
            <text:list-item>
              <text:p text:style-name="P90">Stock</text:p>
            </text:list-item>
            <text:list-item>
              <text:p text:style-name="P65">Onion</text:p>
            </text:list-item>
            <text:list-item>
              <text:p text:style-name="P65">Wine</text:p>
            </text:list-item>
            <text:list-item>
              <text:p text:style-name="P65">Butter</text:p>
            </text:list-item>
          </text:list>
        </text:list-item>
        <text:list-item>
          <text:p text:style-name="P113"><text:span text:style-name="T15">Fettucine</text:span> con La Ricotta</text:p>
          <text:list>
            <text:list-item>
              <text:p text:style-name="P100">Fettucine</text:p>
            </text:list-item>
            <text:list-item>
              <text:p text:style-name="P91"><text:soft-page-break/>Tomatoes</text:p>
            </text:list-item>
            <text:list-item>
              <text:p text:style-name="P91">Garlic Cloves</text:p>
            </text:list-item>
            <text:list-item>
              <text:p text:style-name="P68">Olive Oil</text:p>
            </text:list-item>
            <text:list-item>
              <text:p text:style-name="P91">Ricotta</text:p>
            </text:list-item>
            <text:list-item>
              <text:p text:style-name="P91">Parmesan</text:p>
            </text:list-item>
            <text:list-item>
              <text:p text:style-name="P68">Basil</text:p>
            </text:list-item>
          </text:list>
        </text:list-item>
        <text:list-item>
          <text:p text:style-name="P114">Lasagne agli Asparagi</text:p>
          <text:list>
            <text:list-item>
              <text:p text:style-name="P92">Lasagne Noodles</text:p>
            </text:list-item>
            <text:list-item>
              <text:p text:style-name="P93">Cream</text:p>
            </text:list-item>
            <text:list-item>
              <text:p text:style-name="P92">Flour</text:p>
            </text:list-item>
            <text:list-item>
              <text:p text:style-name="P92">Asparagus</text:p>
            </text:list-item>
            <text:list-item>
              <text:p text:style-name="P92">Pamesano Reggiano</text:p>
            </text:list-item>
            <text:list-item>
              <text:p text:style-name="P69">Butter</text:p>
            </text:list-item>
          </text:list>
        </text:list-item>
      </text:list>
      <text:p text:style-name="P21"/>
      <text:list xml:id="list105212426669490" text:continue-numbering="true" text:style-name="L4">
        <text:list-item>
          <text:p text:style-name="P115">Acquacotta</text:p>
          <text:list>
            <text:list-item>
              <text:p text:style-name="P78">Bread</text:p>
            </text:list-item>
            <text:list-item>
              <text:p text:style-name="P78">Onion</text:p>
            </text:list-item>
            <text:list-item>
              <text:p text:style-name="P78">Tomatoes</text:p>
            </text:list-item>
            <text:list-item>
              <text:p text:style-name="P53">Olive Oil</text:p>
            </text:list-item>
          </text:list>
        </text:list-item>
      </text:list>
      <text:p text:style-name="P22"/>
      <text:list xml:id="list105213202378576" text:continue-numbering="true" text:style-name="L4">
        <text:list-item>
          <text:p text:style-name="P116">Acquacotta con Funghi</text:p>
          <text:list>
            <text:list-item>
              <text:p text:style-name="P95">Tomato</text:p>
            </text:list-item>
            <text:list-item>
              <text:p text:style-name="P95">Eggs</text:p>
            </text:list-item>
            <text:list-item>
              <text:p text:style-name="P95">Bread</text:p>
            </text:list-item>
            <text:list-item>
              <text:p text:style-name="P95">Mushrooms</text:p>
            </text:list-item>
            <text:list-item>
              <text:p text:style-name="P95">Parmesan</text:p>
            </text:list-item>
            <text:list-item>
              <text:p text:style-name="P66">Olive Oil</text:p>
            </text:list-item>
          </text:list>
        </text:list-item>
      </text:list>
      <text:p text:style-name="P23"/>
      <text:list xml:id="list105211341610862" text:continue-numbering="true" text:style-name="L4">
        <text:list-item>
          <text:p text:style-name="P117">Spaghetti alla Puttanesca</text:p>
          <text:list>
            <text:list-item>
              <text:p text:style-name="P96">Spaghetti</text:p>
            </text:list-item>
            <text:list-item>
              <text:p text:style-name="P96">capers</text:p>
            </text:list-item>
            <text:list-item>
              <text:p text:style-name="P96">tomato</text:p>
            </text:list-item>
            <text:list-item>
              <text:p text:style-name="P96">olives</text:p>
            </text:list-item>
            <text:list-item>
              <text:p text:style-name="P48">basil</text:p>
            </text:list-item>
            <text:list-item>
              <text:p text:style-name="P48">anchovies</text:p>
            </text:list-item>
            <text:list-item>
              <text:p text:style-name="P48">red pepper</text:p>
            </text:list-item>
          </text:list>
        </text:list-item>
      </text:list>
      <text:p text:style-name="P16"/>
      <text:p text:style-name="P10"/>
      <text:list xml:id="list105212444091467" text:continue-numbering="true" text:style-name="L4">
        <text:list-item>
          <text:p text:style-name="P117">Spaghetti Cacio e Pepe</text:p>
          <text:list>
            <text:list-item>
              <text:p text:style-name="P96">Peccorino Romano</text:p>
            </text:list-item>
            <text:list-item>
              <text:p text:style-name="P96">Parmigano Reggiano</text:p>
            </text:list-item>
            <text:list-item>
              <text:p text:style-name="P96">Black Pepper</text:p>
            </text:list-item>
            <text:list-item>
              <text:p text:style-name="P48">Olive Oil</text:p>
            </text:list-item>
            <text:list-item>
              <text:p text:style-name="P96">One of the Following</text:p>
              <text:list>
                <text:list-item>
                  <text:p text:style-name="P96">Spaghetti</text:p>
                </text:list-item>
                <text:list-item>
                  <text:p text:style-name="P96"><text:soft-page-break/>Linguini</text:p>
                </text:list-item>
              </text:list>
            </text:list-item>
          </text:list>
        </text:list-item>
      </text:list>
      <text:p text:style-name="P12"/>
      <text:p text:style-name="P28"/>
      <text:list xml:id="list105212858022996" text:continue-numbering="true" text:style-name="L4">
        <text:list-item>
          <text:p text:style-name="P117">Amatriciana</text:p>
          <text:list>
            <text:list-item>
              <text:p text:style-name="P96">Tomatoes</text:p>
            </text:list-item>
            <text:list-item>
              <text:p text:style-name="P48">Olive Oil</text:p>
            </text:list-item>
            <text:list-item>
              <text:p text:style-name="P96">Guanciale</text:p>
            </text:list-item>
            <text:list-item>
              <text:p text:style-name="P96">Garlic</text:p>
            </text:list-item>
            <text:list-item>
              <text:p text:style-name="P96">Red Pepper</text:p>
            </text:list-item>
            <text:list-item>
              <text:p text:style-name="P96">Basil</text:p>
            </text:list-item>
            <text:list-item>
              <text:p text:style-name="P96">Spaghetti</text:p>
            </text:list-item>
            <text:list-item>
              <text:p text:style-name="P48">Parsley</text:p>
            </text:list-item>
            <text:list-item>
              <text:p text:style-name="P48">Parmigano Reggiano</text:p>
            </text:list-item>
          </text:list>
        </text:list-item>
      </text:list>
      <text:p text:style-name="P71"/>
      <text:list xml:id="list105212308810598" text:continue-numbering="true" text:style-name="L4">
        <text:list-item>
          <text:p text:style-name="P118">Bistecca</text:p>
          <text:list>
            <text:list-item>
              <text:p text:style-name="P97">Garlic</text:p>
            </text:list-item>
            <text:list-item>
              <text:p text:style-name="P97">Beef</text:p>
            </text:list-item>
            <text:list-item>
              <text:p text:style-name="P70">Basil</text:p>
            </text:list-item>
            <text:list-item>
              <text:p text:style-name="P70">Parsley</text:p>
            </text:list-item>
            <text:list-item>
              <text:p text:style-name="P97">Balsamic Vinaigrette</text:p>
            </text:list-item>
          </text:list>
        </text:list-item>
        <text:list-item>
          <text:p text:style-name="P118">Tagliatta</text:p>
          <text:list>
            <text:list-item>
              <text:p text:style-name="P97">Garlic</text:p>
            </text:list-item>
            <text:list-item>
              <text:p text:style-name="P97">Beef</text:p>
            </text:list-item>
            <text:list-item>
              <text:p text:style-name="P97">Lemon</text:p>
            </text:list-item>
            <text:list-item>
              <text:p text:style-name="P97">Parmesan</text:p>
            </text:list-item>
            <text:list-item>
              <text:p text:style-name="P70">Olive Oil</text:p>
            </text:list-item>
          </text:list>
        </text:list-item>
        <text:list-item>
          <text:p text:style-name="P118">Gnocchi con Spinaci</text:p>
          <text:list>
            <text:list-item>
              <text:p text:style-name="P97">Gnocchi</text:p>
            </text:list-item>
            <text:list-item>
              <text:p text:style-name="P97">Onion</text:p>
            </text:list-item>
            <text:list-item>
              <text:p text:style-name="P97">Garlic</text:p>
            </text:list-item>
            <text:list-item>
              <text:p text:style-name="P97">Spinach</text:p>
            </text:list-item>
            <text:list-item>
              <text:p text:style-name="P67">Olive Oil</text:p>
            </text:list-item>
            <text:list-item>
              <text:p text:style-name="P70">Black Pepper</text:p>
            </text:list-item>
          </text:list>
        </text:list-item>
      </text:list>
      <text:p text:style-name="P14"/>
      <text:list xml:id="list105212982713503" text:continue-numbering="true" text:style-name="L4">
        <text:list-item>
          <text:p text:style-name="P119">Cotoletta alla Milanese</text:p>
          <text:list>
            <text:list-item>
              <text:p text:style-name="P98">Beef (it’s like veal)</text:p>
            </text:list-item>
            <text:list-item>
              <text:p text:style-name="P98">Eggs</text:p>
            </text:list-item>
            <text:list-item>
              <text:p text:style-name="P98">Breadcrumbs</text:p>
            </text:list-item>
            <text:list-item>
              <text:p text:style-name="P98">Butter (Technically clarified)</text:p>
            </text:list-item>
          </text:list>
        </text:list-item>
      </text:list>
      <text:p text:style-name="P24"/>
      <text:list xml:id="list105213063489076" text:continue-numbering="true" text:style-name="L4">
        <text:list-item>
          <text:p text:style-name="P119">Panzanella</text:p>
          <text:list>
            <text:list-item>
              <text:p text:style-name="P98">Bread</text:p>
            </text:list-item>
            <text:list-item>
              <text:p text:style-name="P98">Tomatoes</text:p>
            </text:list-item>
            <text:list-item>
              <text:p text:style-name="P98">Vinaigrette</text:p>
            </text:list-item>
            <text:list-item>
              <text:p text:style-name="P72">Onion</text:p>
            </text:list-item>
            <text:list-item>
              <text:p text:style-name="P72"><text:soft-page-break/>Basil</text:p>
            </text:list-item>
          </text:list>
        </text:list-item>
      </text:list>
      <text:p text:style-name="P15"/>
      <text:list xml:id="list105211664956162" text:continue-numbering="true" text:style-name="L4">
        <text:list-item>
          <text:p text:style-name="P120">Chicken With White Beans + Tomatoes</text:p>
          <text:list>
            <text:list-item>
              <text:p text:style-name="P99">Chicken</text:p>
            </text:list-item>
            <text:list-item>
              <text:p text:style-name="P99">Cannellini Beans</text:p>
            </text:list-item>
            <text:list-item>
              <text:p text:style-name="P99">Garlic</text:p>
            </text:list-item>
            <text:list-item>
              <text:p text:style-name="P99">Tomatoes</text:p>
            </text:list-item>
            <text:list-item>
              <text:p text:style-name="P73">Olive Oil</text:p>
            </text:list-item>
            <text:list-item>
              <text:p text:style-name="P73">Red Pepper</text:p>
            </text:list-item>
            <text:list-item>
              <text:p text:style-name="P73">Oregano</text:p>
            </text:list-item>
          </text:list>
        </text:list-item>
      </text:list>
      <text:p text:style-name="P17"/>
      <text:list xml:id="list105212484020058" text:continue-numbering="true" text:style-name="L4">
        <text:list-item>
          <text:p text:style-name="P120">Summer Seaside Linguine</text:p>
          <text:list>
            <text:list-item>
              <text:p text:style-name="P99">Linguine</text:p>
            </text:list-item>
            <text:list-item>
              <text:p text:style-name="P99">Garlic</text:p>
            </text:list-item>
            <text:list-item>
              <text:p text:style-name="P73">Olive Oil</text:p>
            </text:list-item>
            <text:list-item>
              <text:p text:style-name="P99">Parsley</text:p>
            </text:list-item>
            <text:list-item>
              <text:p text:style-name="P73">Red Pepper</text:p>
            </text:list-item>
          </text:list>
        </text:list-item>
      </text:list>
      <text:p text:style-name="P17"/>
      <text:list xml:id="list105211871099466" text:continue-numbering="true" text:style-name="L4">
        <text:list-item>
          <text:p text:style-name="P76">Eggplant/Chicken Parmesan</text:p>
          <text:list>
            <text:list-item>
              <text:p text:style-name="P94">Flour</text:p>
            </text:list-item>
            <text:list-item>
              <text:p text:style-name="P94">Eggs</text:p>
            </text:list-item>
            <text:list-item>
              <text:p text:style-name="P94">Bread Crumbs</text:p>
            </text:list-item>
            <text:list-item>
              <text:p text:style-name="P94">Parmesan Cheese</text:p>
            </text:list-item>
            <text:list-item>
              <text:p text:style-name="P101">Tomatoes</text:p>
            </text:list-item>
            <text:list-item>
              <text:p text:style-name="P94">Mozzarella</text:p>
            </text:list-item>
            <text:list-item>
              <text:p text:style-name="P94">ONE OF</text:p>
              <text:list>
                <text:list-item>
                  <text:p text:style-name="P94">Chicken</text:p>
                </text:list-item>
                <text:list-item>
                  <text:p text:style-name="P94">Eggplant</text:p>
                </text:list-item>
              </text:list>
            </text:list-item>
            <text:list-item>
              <text:p text:style-name="P63">Olive Oil</text:p>
            </text:list-item>
          </text:list>
        </text:list-item>
      </text:list>
      <text:p text:style-name="P8"/>
      <text:p text:style-name="P27"/>
      <text:p text:style-name="P20"/>
      <text:p text:style-name="P20"/>
      <text:p text:style-name="P6">Note: Should we replace Tomato with tomatoe sauce as it seems to be what the tomato is exclusively used in place of?</text:p>
      <text:p text:style-name="P6"/>
      <text:p text:style-name="P7">Thought: This game is HEAVILY balanced toward UMAMI. Are there Bitter/Spicy Italian Dishes… Find tho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3:44:10.359000000</meta:creation-date>
    <meta:editing-duration>PT23H54M56S</meta:editing-duration>
    <meta:editing-cycles>18</meta:editing-cycles>
    <meta:generator>LibreOffice/5.1.6.2$Windows_x86 LibreOffice_project/07ac168c60a517dba0f0d7bc7540f5afa45f0909</meta:generator>
    <dc:date>2017-04-03T10:52:10.904000000</dc:date>
    <meta:document-statistic meta:table-count="0" meta:image-count="0" meta:object-count="0" meta:page-count="7" meta:paragraph-count="275" meta:word-count="724" meta:character-count="3194" meta:non-whitespace-character-count="3008"/>
  </office:meta>
</office:document-meta>
</file>